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33in" table:align="left"/>
    </style:style>
    <style:style style:name="Table1.A" style:family="table-column">
      <style:table-column-properties style:column-width="3.4799in"/>
    </style:style>
    <style:style style:name="Table1.B" style:family="table-column">
      <style:table-column-properties style:column-width="1.541in"/>
    </style:style>
    <style:style style:name="Table1.C" style:family="table-column">
      <style:table-column-properties style:column-width="1.5611in"/>
    </style:style>
    <style:style style:name="Table1.1" style:family="table-row">
      <style:table-row-properties fo:background-color="#ffffff">
        <style:background-image/>
      </style:table-row-properties>
    </style:style>
    <style:style style:name="Table1.A1" style:family="table-cell">
      <style:table-cell-properties style:vertical-align="middle" fo:padding="0.0833in" fo:border="0.05pt solid #dddddd"/>
    </style:style>
    <style:style style:name="Table1.B1" style:family="table-cell">
      <style:table-cell-properties fo:padding="0.0833in" fo:border="0.05pt solid #dddddd"/>
    </style:style>
    <style:style style:name="Table1.2" style:family="table-row">
      <style:table-row-properties fo:background-color="#f7f7f7">
        <style:background-image/>
      </style:table-row-properties>
    </style:style>
    <style:style style:name="Table1.B2" style:family="table-cell">
      <style:table-cell-properties fo:padding="0.0833in" fo:border="0.05pt solid #dddddd"/>
    </style:style>
    <style:style style:name="Table1.B3" style:family="table-cell">
      <style:table-cell-properties fo:padding="0.0833in" fo:border="0.05pt solid #dddddd"/>
    </style:style>
    <style:style style:name="Table1.B4" style:family="table-cell">
      <style:table-cell-properties fo:padding="0.0833in" fo:border="0.05pt solid #dddddd"/>
    </style:style>
    <style:style style:name="Table1.B5" style:family="table-cell">
      <style:table-cell-properties fo:padding="0.0833in" fo:border="0.05pt solid #dddddd"/>
    </style:style>
    <style:style style:name="Table1.B6" style:family="table-cell">
      <style:table-cell-properties fo:padding="0.0833in" fo:border="0.05pt solid #dddddd"/>
    </style:style>
    <style:style style:name="Table1.B7" style:family="table-cell">
      <style:table-cell-properties fo:padding="0.0833in" fo:border="0.05pt solid #dddddd"/>
    </style:style>
    <style:style style:name="Table1.B8" style:family="table-cell">
      <style:table-cell-properties fo:padding="0.0833in" fo:border="0.05pt solid #dddddd"/>
    </style:style>
    <style:style style:name="Table1.B9" style:family="table-cell">
      <style:table-cell-properties fo:padding="0.0833in" fo:border="0.05pt solid #dddddd"/>
    </style:style>
    <style:style style:name="Table1.B10" style:family="table-cell">
      <style:table-cell-properties fo:padding="0.0833in" fo:border="0.05pt solid #dddddd"/>
    </style:style>
    <style:style style:name="Table1.B11" style:family="table-cell">
      <style:table-cell-properties fo:padding="0.0833in" fo:border="0.05pt solid #dddddd"/>
    </style:style>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3"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4"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Microsoft YaHei" fo:font-size="12pt" fo:font-weight="normal" loext:padding="0in" loext:border="none"/>
    </style:style>
    <style:style style:name="P5" style:family="paragraph" style:parent-style-name="Text_20_body">
      <style:paragraph-properties fo:margin-left="0in" fo:margin-right="0.2917in" fo:margin-top="0in" fo:margin-bottom="0in" loext:contextual-spacing="false" style:line-height-at-least="0.2083in" fo:text-align="center" style:justify-single-word="false" fo:orphans="2" fo:widows="2" fo:text-indent="0in" style:auto-text-indent="false"/>
    </style:style>
    <style:style style:name="P6" style:family="paragraph" style:parent-style-name="Text_20_body">
      <style:paragraph-properties fo:margin-left="0in" fo:margin-right="0.25in" fo:margin-top="0in" fo:margin-bottom="0in" loext:contextual-spacing="false" fo:orphans="2" fo:widows="2" fo:text-indent="0in" style:auto-text-indent="false"/>
    </style:style>
    <style:style style:name="P7" style:family="paragraph" style:parent-style-name="Heading_20_1">
      <style:text-properties fo:font-variant="normal" fo:text-transform="none" fo:color="#333333" fo:letter-spacing="normal" fo:background-color="#ffffff" loext:padding="0in" loext:border="none"/>
    </style:style>
    <style:style style:name="P8" style:family="paragraph" style:parent-style-name="Table_20_Contents">
      <style:paragraph-properties fo:margin-left="0in" fo:margin-right="0in" fo:margin-top="0in" fo:margin-bottom="0in" loext:contextual-spacing="false" style:line-height-at-least="0.2291in" fo:text-align="center" style:justify-single-word="false" fo:text-indent="0in" style:auto-text-indent="false" fo:padding="0in" fo:border="none"/>
      <style:text-properties fo:color="#4f4f4f" style:font-name-asian="Microsoft YaHei" style:font-size-asian="10.5pt" style:font-weight-asian="normal"/>
    </style:style>
    <style:style style:name="P9" style:family="paragraph" style:parent-style-name="Table_20_Contents">
      <style:paragraph-properties fo:margin-left="0in" fo:margin-right="0in" fo:margin-top="0in" fo:margin-bottom="0in" loext:contextual-spacing="false" style:line-height-at-least="0.2291in" fo:text-align="center" style:justify-single-word="false" fo:text-indent="0in" style:auto-text-indent="false" fo:padding="0in" fo:border="none"/>
      <style:text-properties fo:color="#4f4f4f"/>
    </style:style>
    <style:style style:name="P10" style:family="paragraph" style:parent-style-name="Table_20_Contents">
      <style:paragraph-properties fo:margin-left="0in" fo:margin-right="0in" fo:margin-top="0in" fo:margin-bottom="0in" loext:contextual-spacing="false" style:line-height-at-least="0.2291in" fo:text-align="center" style:justify-single-word="false" fo:text-indent="0in" style:auto-text-indent="false" fo:padding="0in" fo:border="none"/>
      <style:text-properties fo:color="#4f4f4f" style:font-name="Microsoft YaHei" fo:font-size="10.5pt" fo:font-weight="normal"/>
    </style:style>
    <style:style style:name="T1" style:family="text">
      <style:text-properties style:font-name="Microsoft YaHei" fo:font-size="18pt" fo:font-style="normal" fo:font-weight="normal"/>
    </style:style>
    <style:style style:name="T2" style:family="text">
      <style:text-properties style:font-name="Microsoft YaHei" fo:font-size="10.5pt" fo:font-weight="normal"/>
    </style:style>
    <style:style style:name="T3" style:family="text">
      <style:text-properties style:font-name="Microsoft YaHei" fo:font-size="12pt" fo:font-weight="normal"/>
    </style:style>
    <style:style style:name="T4" style:family="text">
      <style:text-properties style:font-name-asian="Microsoft YaHei" style:font-size-asian="18pt" style:font-style-asian="normal" style:font-weight-asian="normal"/>
    </style:style>
    <style:style style:name="T5" style:family="text">
      <style:text-properties style:font-name-asian="Microsoft YaHei" style:font-size-asian="10.5pt" style:font-weight-asian="normal"/>
    </style:style>
    <style:style style:name="T6" style:family="text">
      <style:text-properties style:font-name-asian="Microsoft YaHei" style:font-size-asian="12pt" style:font-weight-asian="normal"/>
    </style:style>
    <style:style style:name="T7" style:family="text">
      <style:text-properties fo:color="#4d4d4d" style:font-name-asian="Microsoft YaHei" style:font-size-asian="9pt" loext:padding="0in" loext:border="none"/>
    </style:style>
    <style:style style:name="T8" style:family="text">
      <style:text-properties fo:color="#4d4d4d" style:font-name-asian="Microsoft YaHei" style:font-size-asian="12pt" style:font-weight-asian="bold" loext:padding="0in" loext:border="none"/>
    </style:style>
    <style:style style:name="T9" style:family="text">
      <style:text-properties fo:color="#4d4d4d" style:font-name-asian="Microsoft YaHei" style:font-size-asian="12pt" style:font-weight-asian="normal" loext:padding="0in" loext:border="none"/>
    </style:style>
    <style:style style:name="T10" style:family="text">
      <style:text-properties fo:color="#4d4d4d" style:font-name="Microsoft YaHei" fo:font-size="12pt" fo:font-weight="bold" loext:padding="0in" loext:border="none"/>
    </style:style>
    <style:style style:name="T11" style:family="text">
      <style:text-properties fo:color="#4d4d4d" style:font-name="Microsoft YaHei" fo:font-size="12pt" fo:font-weight="normal" loext:padding="0in" loext:border="none"/>
    </style:style>
    <style:style style:name="T12" style:family="text">
      <style:text-properties fo:color="#3399ea" style:text-line-through-style="none" style:text-line-through-type="none" style:text-underline-style="none" style:text-blinking="false" style:font-name-asian="Microsoft YaHei" style:font-size-asian="9pt" loext:padding="0in" loext:border="none"/>
    </style:style>
    <style:style style:name="T13" style:family="text">
      <style:text-properties fo:color="#3399ea" style:text-line-through-style="none" style:text-line-through-type="none" style:font-name="Microsoft YaHei" fo:font-size="10.5pt" style:text-underline-style="none" style:text-blinking="false" loext:padding="0in" loext:border="none"/>
    </style:style>
    <style:style style:name="T14"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5" style:family="text">
      <style:text-properties fo:font-variant="normal" fo:text-transform="none" fo:color="#858585" style:font-name="Microsoft YaHei" fo:font-size="9pt" fo:letter-spacing="normal" fo:font-style="normal" fo:font-weight="normal" fo:background-color="#ffffff" loext:char-shading-value="0" loext:padding="0in" loext:border="none"/>
    </style:style>
    <style:style style:name="T16"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7" style:family="text">
      <style:text-properties fo:font-variant="normal" fo:text-transform="none" fo:color="#858585" fo:letter-spacing="normal" fo:background-color="#ffffff" loext:char-shading-value="0" style:font-name-asian="Microsoft YaHei" style:font-size-asian="9pt" style:font-style-asian="normal" style:font-weight-asian="normal" loext:padding="0in" loext:border="none"/>
    </style:style>
    <style:style style:name="T18"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ffffff" loext:char-shading-value="0" loext:padding="0in" loext:border="none"/>
    </style:style>
    <style:style style:name="T19" style:family="text">
      <style:text-properties fo:font-variant="normal" fo:text-transform="none" fo:color="#4d4d4d" style:text-line-through-style="none" style:text-line-through-type="none" style:font-name="Microsoft YaHei" fo:font-size="9pt" fo:letter-spacing="normal" fo:font-style="normal" style:text-underline-style="none" fo:font-weight="normal" style:text-blinking="false" fo:background-color="#ffffff" loext:char-shading-value="0" loext:padding-left="0.0835in" loext:padding-right="0.0835in" loext:padding-top="0.0193in" loext:padding-bottom="0.0193in" loext:border="0.06pt solid #cccccc"/>
    </style:style>
    <style:style style:name="T20" style:family="text">
      <style:text-properties fo:font-variant="normal" fo:text-transform="none" fo:color="#4d4d4d" style:text-line-through-style="none" style:text-line-through-type="none" fo:letter-spacing="normal" style:text-underline-style="none" style:text-blinking="false" fo:background-color="#ffffff" loext:char-shading-value="0" style:font-name-asian="Microsoft YaHei" style:font-size-asian="9pt" style:font-style-asian="normal" style:font-weight-asian="normal" loext:padding-left="0.0835in" loext:padding-right="0.0835in" loext:padding-top="0.0193in" loext:padding-bottom="0.0193in" loext:border="0.06pt solid #cccccc"/>
    </style:style>
    <style:style style:name="T21" style:family="text">
      <style:text-properties fo:font-variant="normal" fo:text-transform="none" fo:color="#4d4d4d" fo:letter-spacing="normal" fo:background-color="#ffffff" loext:char-shading-value="0" style:font-name-asian="Microsoft YaHei" style:font-size-asian="9pt" style:font-style-asian="normal" style:font-weight-asian="normal" loext:padding="0in" loext:border="none"/>
    </style:style>
    <style:style style:name="T22" style:family="text">
      <style:text-properties fo:font-variant="normal" fo:text-transform="none" fo:color="#3399ea" fo:letter-spacing="normal" fo:background-color="#ffffff" loext:char-shading-value="0" style:font-name-asian="Microsoft YaHei" style:font-size-asian="9pt" style:font-style-asian="normal" style:font-weight-asian="normal" loext:padding="0in" loext:border="none"/>
    </style:style>
    <style:style style:name="T23" style:family="text">
      <style:text-properties fo:font-variant="normal" fo:text-transform="none" fo:color="#79a5e5" style:text-line-through-style="none" style:text-line-through-type="none" style:font-name="Microsoft YaHei" fo:font-size="9pt" fo:letter-spacing="normal" fo:font-style="normal" style:text-underline-style="none" fo:font-weight="normal" style:text-blinking="false" fo:background-color="#ffffff" loext:char-shading-value="0" loext:padding="0in" loext:border="none"/>
    </style:style>
    <style:style style:name="T24" style:family="text">
      <style:text-properties fo:color="#4f4f4f" fo:font-size="10.5pt" fo:font-weight="normal" style:font-size-asian="10.5pt" style:font-weight-asian="normal" style:font-size-complex="10.5pt" style:font-weight-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text:line-break/>C++ </text:span><text:span text:style-name="T4">泛型基础</text:span></text:h>
      <text:p text:style-name="P5"><text:span text:style-name="T14">2011</text:span><text:span text:style-name="T16">年</text:span><text:span text:style-name="T14">08</text:span><text:span text:style-name="T16">月</text:span><text:span text:style-name="T14">10</text:span><text:span text:style-name="T16">日 </text:span><text:span text:style-name="T14">16:52:43 </text:span><text:a xlink:type="simple" xlink:href="https://me.csdn.net/xinzheng_wang" office:target-frame-name="_blank" xlink:show="new" text:style-name="Internet_20_link" text:visited-style-name="Visited_20_Internet_20_Link"><text:span text:style-name="T18">xinzheng_wang</text:span></text:a><text:span text:style-name="T14"> </text:span><text:span text:style-name="T16">阅读数 </text:span><text:span text:style-name="T14">40921 </text:span><text:span text:style-name="T21">文章标签：</text:span><text:span text:style-name="T17"> </text:span><text:a xlink:type="simple" xlink:href="https://so.csdn.net/so/search/s.do?q=c++&amp;t=blog" office:target-frame-name="_blank" xlink:show="new" text:style-name="Internet_20_link" text:visited-style-name="Visited_20_Internet_20_Link"><text:span text:style-name="T19">c++</text:span></text:a><text:a xlink:type="simple" xlink:href="https://so.csdn.net/so/search/s.do?q=算法&amp;t=blog" office:target-frame-name="_blank" xlink:show="new" text:style-name="Internet_20_link" text:visited-style-name="Visited_20_Internet_20_Link"><text:span text:style-name="T20">算法</text:span></text:a><text:a xlink:type="simple" xlink:href="https://so.csdn.net/so/search/s.do?q=iterator&amp;t=blog" office:target-frame-name="_blank" xlink:show="new" text:style-name="Internet_20_link" text:visited-style-name="Visited_20_Internet_20_Link"><text:span text:style-name="T19">iterator</text:span></text:a><text:a xlink:type="simple" xlink:href="https://so.csdn.net/so/search/s.do?q=数据结构&amp;t=blog" office:target-frame-name="_blank" xlink:show="new" text:style-name="Internet_20_link" text:visited-style-name="Visited_20_Internet_20_Link"><text:span text:style-name="T20">数据结构</text:span></text:a><text:a xlink:type="simple" xlink:href="https://so.csdn.net/so/search/s.do?q=algorithm&amp;t=blog" office:target-frame-name="_blank" xlink:show="new" text:style-name="Internet_20_link" text:visited-style-name="Visited_20_Internet_20_Link">algorithm</text:a><text:a xlink:type="simple" xlink:href="https://so.csdn.net/so/search/s.do?q=class&amp;t=blog" office:target-frame-name="_blank" xlink:show="new" text:style-name="Internet_20_link" text:visited-style-name="Visited_20_Internet_20_Link">class</text:a><text:span text:style-name="T15"> </text:span><text:span text:style-name="T22">更多</text:span></text:p>
      <text:p text:style-name="P6"><text:span text:style-name="T21">分类专栏：</text:span><text:span text:style-name="T17"> </text:span><text:a xlink:type="simple" xlink:href="https://blog.csdn.net/xinzheng_wang/article/category/818520" office:target-frame-name="_blank" xlink:show="new" text:style-name="Internet_20_link" text:visited-style-name="Visited_20_Internet_20_Link"><text:span text:style-name="T23">C/C++</text:span></text:a></text:p>
      <text:section text:style-name="Sect1" text:name="article_content">
        <text:p text:style-name="P1"><text:span text:style-name="T7">版权声明：本文为博主原创文章，遵循</text:span><text:a xlink:type="simple" xlink:href="http://creativecommons.org/licenses/by-sa/4.0/" office:target-frame-name="_blank" xlink:show="new" text:style-name="Internet_20_link" text:visited-style-name="Visited_20_Internet_20_Link"><text:span text:style-name="T12"> </text:span></text:a><text:a xlink:type="simple" xlink:href="http://creativecommons.org/licenses/by-sa/4.0/" office:target-frame-name="_blank" xlink:show="new" text:style-name="Internet_20_link" text:visited-style-name="Visited_20_Internet_20_Link"><text:span text:style-name="T13">CC 4.0 by-sa </text:span></text:a><text:span text:style-name="T7">版权协议，转载请附上原文出处链接和本声明。</text:span></text:p>
        <text:p text:style-name="P1"><text:span text:style-name="T7">本文链接：</text:span><text:a xlink:type="simple" xlink:href="https://blog.csdn.net/xinzheng_wang/article/details/6674847" text:style-name="Internet_20_link" text:visited-style-name="Visited_20_Internet_20_Link"><text:span text:style-name="T13">https://blog.csdn.net/xinzheng_wang/article/details/6674847</text:span></text:a></text:p>
        <text:section text:style-name="Sect1" text:name="content_views">
          <text:p text:style-name="P2"><text:span text:style-name="Strong_20_Emphasis"><text:span text:style-name="T8">泛型的基本思想：</text:span></text:span><text:span text:style-name="Strong_20_Emphasis"><text:span text:style-name="T10"><text:line-break/></text:span></text:span><text:span text:style-name="T9">泛型编程（</text:span><text:span text:style-name="T11">Generic Programming</text:span><text:span text:style-name="T9">）是一种语言机制，通过它可以实现一个标准的容器库。</text:span><text:span text:style-name="T11"><text:line-break/></text:span><text:span text:style-name="T9">像类一样，泛型也是一种抽象数据类型，但是泛型不属于面向对象，它是面向对象的补充和发展。</text:span><text:span text:style-name="T11"><text:line-break/></text:span><text:span text:style-name="T9">在面向对象编程中，当算法与数据类型有关时，面向对象在对算法的抽象描述方面存在一些缺陷。</text:span><text:span text:style-name="T11"><text:line-break/></text:span><text:span text:style-name="T9">比如对栈的描述：</text:span><text:span text:style-name="T11"><text:line-break/>class stack<text:line-break/>{</text:span></text:p>
          <text:p text:style-name="P3">   <text:span text:style-name="T3">push(</text:span><text:span text:style-name="T6">参数类型</text:span><text:span text:style-name="T3">)  //</text:span><text:span text:style-name="T6">入栈算法</text:span></text:p>
          <text:p text:style-name="P3">   <text:span text:style-name="T3">pop(</text:span><text:span text:style-name="T6">参数类型</text:span><text:span text:style-name="T3">)   //</text:span><text:span text:style-name="T6">出栈算法</text:span></text:p>
          <text:p text:style-name="P3"><text:span text:style-name="T3">}<text:line-break/></text:span><text:span text:style-name="T6">如果把上面的伪代码看作算法描述，没问题，因为算法与参数类型无关。但是如果把它写成可编译的源代码，</text:span><text:span text:style-name="T3"><text:line-break/></text:span><text:span text:style-name="T6">就必须指明是什么类型，否则是无法通过编译的。使用重载来解决这个问题，即对</text:span><text:span text:style-name="T3">N</text:span><text:span text:style-name="T6">种不同的参数类型写</text:span><text:span text:style-name="T3">N</text:span><text:span text:style-name="T6">个</text:span><text:span text:style-name="T3"><text:line-break/>push</text:span><text:span text:style-name="T6">和</text:span><text:span text:style-name="T3">pop</text:span><text:span text:style-name="T6">算法，这样是很麻烦的，代码也无法通用。</text:span><text:span text:style-name="T3"><text:line-break/></text:span><text:span text:style-name="T6">若对上面的描述进行改造如下：</text:span><text:span text:style-name="T3"><text:line-break/></text:span><text:span text:style-name="T6">首先指定一种通用类型</text:span><text:span text:style-name="T3">T</text:span><text:span text:style-name="T6">，不具体指明是哪一种类型。</text:span><text:span text:style-name="T3"><text:line-break/>class stack&lt;</text:span><text:span text:style-name="T6">参数模板 </text:span><text:span text:style-name="T3">T&gt;<text:line-break/>{</text:span></text:p>
          <text:p text:style-name="P3">   <text:span text:style-name="T3">push(T)  //</text:span><text:span text:style-name="T6">入栈算法</text:span></text:p>
          <text:p text:style-name="P3">   <text:span text:style-name="T3">pop(T)   //</text:span><text:span text:style-name="T6">出栈算法</text:span></text:p>
          <text:p text:style-name="P4">}</text:p>
          <text:p text:style-name="P2"><text:soft-page-break/><text:span text:style-name="T9">这里的参数模板</text:span><text:span text:style-name="T11">T</text:span><text:span text:style-name="T9">相当于一个占位符，当我们实例化类</text:span><text:span text:style-name="T11">stack</text:span><text:span text:style-name="T9">时，</text:span><text:span text:style-name="T11">T</text:span><text:span text:style-name="T9">会被具体的数据类型替换掉。</text:span><text:span text:style-name="T11"><text:line-break/></text:span><text:span text:style-name="T9">若定义对象</text:span><text:span text:style-name="T11">S</text:span><text:span text:style-name="T9">为</text:span><text:span text:style-name="T11">statc</text:span><text:span text:style-name="T9">类型，在实例化</text:span><text:span text:style-name="T11">S</text:span><text:span text:style-name="T9">时若我们将</text:span><text:span text:style-name="T11">T</text:span><text:span text:style-name="T9">指定</text:span><text:span text:style-name="T11">int</text:span><text:span text:style-name="T9">型则：</text:span><text:span text:style-name="T11"><text:line-break/></text:span><text:span text:style-name="T9">这时候类</text:span><text:span text:style-name="T11">S</text:span><text:span text:style-name="T9">就成为：</text:span><text:span text:style-name="T11"><text:line-break/>class S<text:line-break/>{<text:line-break/>    push(int)  //</text:span><text:span text:style-name="T9">入栈算法</text:span><text:span text:style-name="T11"><text:line-break/>    pop(int)   //</text:span><text:span text:style-name="T9">出栈算法</text:span><text:span text:style-name="T11"><text:line-break/>}<text:line-break/></text:span><text:span text:style-name="T9">这时我可以称</text:span><text:span text:style-name="T11">class stack&lt;</text:span><text:span text:style-name="T9">参数模板 </text:span><text:span text:style-name="T11">T&gt;</text:span><text:span text:style-name="T9">是类的类，通过它可以生成具体参数类型不同的类。</text:span><text:span text:style-name="T11"><text:line-break/></text:span><text:span text:style-name="Strong_20_Emphasis"><text:span text:style-name="T8">泛型在</text:span></text:span><text:span text:style-name="Strong_20_Emphasis"><text:span text:style-name="T10">C++</text:span></text:span><text:span text:style-name="Strong_20_Emphasis"><text:span text:style-name="T8">中的应用：</text:span></text:span><text:span text:style-name="Strong_20_Emphasis"><text:span text:style-name="T10"><text:line-break/></text:span></text:span><text:span text:style-name="T9">泛型在</text:span><text:span text:style-name="T11">C++</text:span><text:span text:style-name="T9">中的主要实现为模板函数和模板类。</text:span><text:span text:style-name="T11"><text:line-break/></text:span><text:span text:style-name="T9">通常使用普通的函数实现一个与数据类型有关的算法是很繁琐的，比如两个数的加法，要</text:span><text:span text:style-name="T11"><text:line-break/></text:span><text:span text:style-name="T9">考虑很多类型：</text:span><text:span text:style-name="T11"><text:line-break/>int add(int a,int b) { return a+b; }<text:line-break/>float add(float a,float b) { return  a+b; }<text:line-break/></text:span><text:span text:style-name="T9">。。。。</text:span><text:span text:style-name="T11"><text:line-break/></text:span><text:span text:style-name="T9">虽然在</text:span><text:span text:style-name="T11">C++</text:span><text:span text:style-name="T9">中可以通过函数重载来解决这个问题，但是反复写相同算法的函数是比较辛苦的，</text:span><text:span text:style-name="T11"><text:line-break/></text:span><text:span text:style-name="T9">更重要的是函数重载是静态编译，运行时占用过多内存。</text:span><text:span text:style-name="T11"><text:line-break/></text:span><text:span text:style-name="T9">在此我们可以用</text:span><text:span text:style-name="T11">C++</text:span><text:span text:style-name="T9">的模板函数来表达通用型的函数，如下：</text:span><text:span text:style-name="T11"><text:line-break/>template&lt;typename T&gt; // </text:span><text:span text:style-name="T9">模板声明</text:span><text:span text:style-name="T11"><text:line-break/>T add(T a,T b) { return a+b; }  // </text:span><text:span text:style-name="T9">注意形参和返回值的类型</text:span><text:span text:style-name="T11"><text:line-break/></text:span><text:span text:style-name="T9">这时</text:span><text:span text:style-name="T11">C++</text:span><text:span text:style-name="T9">编译器会根据</text:span><text:span text:style-name="T11">add</text:span><text:span text:style-name="T9">函数的参数类型来生成一个与之对应的带具体参数类型的函数并</text:span><text:span text:style-name="T11"><text:line-break/></text:span><text:span text:style-name="T9">调用。</text:span><text:span text:style-name="T11"><text:line-break/></text:span><text:span text:style-name="T9">例如：</text:span><text:span text:style-name="T11"><text:line-break/>#include &lt;iostream&gt;<text:line-break/>using namespace std;<text:line-break/>template &lt;typename T&gt;<text:line-break/>T add(T a,T b)  //</text:span><text:span text:style-name="T9">注意形参和返回类型</text:span><text:span text:style-name="T11"><text:line-break/>{  <text:line-break/> return a+b;<text:line-break/>}<text:line-break/>void main()<text:line-break/>{<text:line-break/>    int num1, num2, sum;<text:line-break/>    cin&gt;&gt;num1&gt;&gt;num2;<text:line-break/></text:span><text:soft-page-break/><text:span text:style-name="T11">    sum=add(num1,num2); //</text:span><text:span text:style-name="T9">用</text:span><text:span text:style-name="T11">int</text:span><text:span text:style-name="T9">匹配模版参数</text:span><text:span text:style-name="T11">T</text:span><text:span text:style-name="T9">，若</text:span><text:span text:style-name="T11">sum,num1,num2</text:span><text:span text:style-name="T9">类型不一致则无法匹配。</text:span><text:span text:style-name="T11"><text:line-break/>    cout&lt;&lt;sum;<text:line-break/>}<text:line-break/></text:span><text:span text:style-name="Strong_20_Emphasis"><text:span text:style-name="T8">函数模板的性质</text:span></text:span><text:span text:style-name="Strong_20_Emphasis"><text:span text:style-name="T10"><text:line-break/></text:span></text:span><text:span text:style-name="T11">1) </text:span><text:span text:style-name="T9">函数模板并不是真正的函数，它只是</text:span><text:span text:style-name="T11">C++</text:span><text:span text:style-name="T9">编译生成具体函数的一个模子。</text:span><text:span text:style-name="T11"><text:line-break/>2) </text:span><text:span text:style-name="T9">函数模板本身并不生成函数，实际生成的函数是替换函数模板的那个函数，比如上例中的</text:span><text:span text:style-name="T11">add(sum1,sum2)</text:span><text:span text:style-name="T9">，</text:span><text:span text:style-name="T11"><text:line-break/>    </text:span><text:span text:style-name="T9">这种替换是编译期就绑定的。</text:span><text:span text:style-name="T11"><text:line-break/>3) </text:span><text:span text:style-name="T9">函数模板不是只编译一份满足多重需要，而是为每一种替换它的函数编译一份。</text:span><text:span text:style-name="T11"><text:line-break/>4) </text:span><text:span text:style-name="T9">函数模板不允许自动类型转换。</text:span><text:span text:style-name="T11"><text:line-break/>5) </text:span><text:span text:style-name="T9">函数模板不可以设置默认模板实参。比如</text:span><text:span text:style-name="T11">template &lt;typename T=0&gt;</text:span><text:span text:style-name="T9">不可以。</text:span><text:span text:style-name="T11"><text:line-break/></text:span><text:span text:style-name="Strong_20_Emphasis"><text:span text:style-name="T10">C++</text:span></text:span><text:span text:style-name="Strong_20_Emphasis"><text:span text:style-name="T8">模版函数的语法</text:span></text:span><text:span text:style-name="Strong_20_Emphasis"><text:span text:style-name="T10"><text:line-break/></text:span></text:span><text:span text:style-name="T11">template  &lt;typename </text:span><text:span text:style-name="T9">模版参数列表…</text:span><text:span text:style-name="T11">&gt;<text:line-break/></text:span><text:span text:style-name="T9">函数返回类型 函数名（形参列表…）</text:span><text:span text:style-name="T11"><text:line-break/></text:span><text:span text:style-name="T9">上面两行可以合并成一行。</text:span><text:span text:style-name="T11"><text:line-break/></text:span><text:span text:style-name="T9">例如：</text:span><text:span text:style-name="T11"><text:line-break/></text:span><text:span text:style-name="T9">下面的几种写法是等效的并且</text:span><text:span text:style-name="T11">class </text:span><text:span text:style-name="T9">和</text:span><text:span text:style-name="T11">typename</text:span><text:span text:style-name="T9">是可以互换的。</text:span><text:span text:style-name="T11"><text:line-break/>template  &lt;typename T1, typename T2&gt;<text:line-break/>T1 fun(T1, T2, int )<text:line-break/>{  //…..}<text:line-break/>template  &lt;typename T1,T2&gt;  T1 fun(T1, T2, int )<text:line-break/>{  //…..}<text:line-break/>template  &lt;class T1, class T2&gt;<text:line-break/> T1 fun(T1, T2, int )<text:line-break/>{  //…..}<text:line-break/>template  &lt;class T1,T2&gt;  T1 fun(T1, T2, int )<text:line-break/>{  //…..}<text:line-break/></text:span><text:span text:style-name="Strong_20_Emphasis"><text:span text:style-name="T10">C++</text:span></text:span><text:span text:style-name="Strong_20_Emphasis"><text:span text:style-name="T8">模版类的语法</text:span></text:span><text:span text:style-name="Strong_20_Emphasis"><text:span text:style-name="T10"><text:line-break/></text:span></text:span><text:span text:style-name="T11">template  &lt;class </text:span><text:span text:style-name="T9">模版参数列表…</text:span><text:span text:style-name="T11">&gt;<text:line-break/>class </text:span><text:span text:style-name="T9">类名</text:span><text:span text:style-name="T11"><text:line-break/>{ //</text:span><text:span text:style-name="T9">类体</text:span><text:span text:style-name="T11">}<text:line-break/></text:span><text:span text:style-name="T9">成员的实现…</text:span><text:span text:style-name="T11"><text:line-break/></text:span><text:span text:style-name="T9">例如：</text:span><text:span text:style-name="T11"><text:line-break/>//</text:span><text:span text:style-name="T9">类声明部分，有两个模板参数</text:span><text:span text:style-name="T11">T1</text:span><text:span text:style-name="T9">，</text:span><text:span text:style-name="T11">T2<text:line-break/>template  &lt;class T1, class T2 &gt;  <text:line-break/>class A {<text:line-break/></text:span><text:soft-page-break/><text:span text:style-name="T11">   private:<text:line-break/>   int a;<text:line-break/>  T1 b;  //</text:span><text:span text:style-name="T9">成员变量也可以用模板参数</text:span><text:span text:style-name="T11"><text:line-break/>  public: <text:line-break/>  int fun1(T1 x, int y );<text:line-break/> T2 fun2(T1 x, T2 y);<text:line-break/>}<text:line-break/>//</text:span><text:span text:style-name="T9">类实现部分</text:span><text:span text:style-name="T11"><text:line-break/>template  &lt;class T1, class T2 &gt;<text:line-break/>int A&lt;T1&gt;:: fun1(T1 x, int y ){//</text:span><text:span text:style-name="T9">实现…… </text:span><text:span text:style-name="T11">}<text:line-break/> template  &lt;class T1, class T2 &gt;<text:line-break/>T2 A&lt;T1,T2&gt;:: fun2(T1 x, T2 y) {//</text:span><text:span text:style-name="T9">实现…… </text:span><text:span text:style-name="T11">}<text:line-break/> //</text:span><text:span text:style-name="T9">使用类</text:span><text:span text:style-name="T11">A<text:line-break/> int main( ) {<text:line-break/> //</text:span><text:span text:style-name="T9">定义对象</text:span><text:span text:style-name="T11">a,</text:span><text:span text:style-name="T9">并用</text:span><text:span text:style-name="T11">int</text:span><text:span text:style-name="T9">替换</text:span><text:span text:style-name="T11">T1, float</text:span><text:span text:style-name="T9">替换</text:span><text:span text:style-name="T11">T2<text:line-break/>   A&lt;int, float&gt;  a;<text:line-break/>   //</text:span><text:span text:style-name="T9">实例化</text:span><text:span text:style-name="T11">a,</text:span><text:span text:style-name="T9">调用</text:span><text:span text:style-name="T11">a</text:span><text:span text:style-name="T9">的属性和方法……</text:span><text:span text:style-name="T11"><text:line-break/>}<text:line-break/></text:span><text:span text:style-name="T9">由上例可以看出</text:span><text:span text:style-name="T11">, </text:span><text:span text:style-name="T9">类模板参数</text:span><text:span text:style-name="T11">T1,T2</text:span><text:span text:style-name="T9">对类的成员变量和成员函数均有效。</text:span><text:span text:style-name="T11"><text:line-break/></text:span><text:span text:style-name="T9">在</text:span><text:span text:style-name="T11">C++</text:span><text:span text:style-name="T9">编程中，当你要实现的一个类的某些成员函数和成员变量的算法</text:span><text:span text:style-name="T11"><text:line-break/></text:span><text:span text:style-name="T9">数据类型有关，可以考虑用类模板。</text:span><text:span text:style-name="T11">C++</text:span><text:span text:style-name="T9">版的数据结构算法大都用类模板实现。</text:span><text:span text:style-name="T11"><text:line-break/></text:span><text:span text:style-name="Strong_20_Emphasis"><text:span text:style-name="T8">类模板的性质</text:span></text:span><text:span text:style-name="Strong_20_Emphasis"><text:span text:style-name="T10"><text:line-break/></text:span></text:span><text:span text:style-name="T11">1) </text:span><text:span text:style-name="T9">类模板不是真正的类，它只是</text:span><text:span text:style-name="T11">C++</text:span><text:span text:style-name="T9">编译器生成具体类的一个模子。</text:span><text:span text:style-name="T11"><text:line-break/>2) </text:span><text:span text:style-name="T9">类模板可以设置默认模板实参。</text:span><text:span text:style-name="T11"><text:line-break/></text:span><text:span text:style-name="Strong_20_Emphasis"><text:span text:style-name="T10">C++ STL</text:span></text:span><text:span text:style-name="Strong_20_Emphasis"><text:span text:style-name="T8">简介</text:span></text:span><text:span text:style-name="Strong_20_Emphasis"><text:span text:style-name="T10"><text:line-break/></text:span></text:span><text:span text:style-name="T9">　　</text:span><text:span text:style-name="T11">STL</text:span><text:span text:style-name="T9">（</text:span><text:span text:style-name="T11">Standard Template Library</text:span><text:span text:style-name="T9">，标准模板库</text:span><text:span text:style-name="T11">)</text:span><text:span text:style-name="T9">是</text:span><text:span text:style-name="T11">C++</text:span><text:span text:style-name="T9">对泛型编程思想的实现，最早是惠普实验室开发的。</text:span><text:span text:style-name="T11"><text:line-break/></text:span><text:span text:style-name="T9">在被引入</text:span><text:span text:style-name="T11">C++</text:span><text:span text:style-name="T9">之前该技术就已经存在了很长的一段时间。后来</text:span><text:span text:style-name="T11">STL</text:span><text:span text:style-name="T9">成为</text:span><text:span text:style-name="T11">ANSI/ISO C++</text:span><text:span text:style-name="T9">标准的一部分。各个</text:span><text:span text:style-name="T11"><text:line-break/>C++</text:span><text:span text:style-name="T9">厂商也有各自相应的模板库，这些库效率可能很高，但可移植性不一定好。</text:span><text:span text:style-name="T11"><text:line-break/></text:span><text:span text:style-name="T9">　　</text:span><text:span text:style-name="T11">STL</text:span><text:span text:style-name="T9">广义上分为三类：</text:span><text:span text:style-name="T11">algorithm</text:span><text:span text:style-name="T9">（算法）、</text:span><text:span text:style-name="T11">container</text:span><text:span text:style-name="T9">（容器）和</text:span><text:span text:style-name="T11">iterator</text:span><text:span text:style-name="T9">（迭代器），几乎所有的代码都采</text:span><text:span text:style-name="T11"><text:line-break/></text:span><text:span text:style-name="T9">用了模板类和模板函数的方式，这相比于传统的由函数和类组成的库来说提供了更好的代码重用机会。</text:span><text:span text:style-name="T11"><text:line-break/></text:span><text:span text:style-name="T9">　　在</text:span><text:span text:style-name="T11">C++</text:span><text:span text:style-name="T9">标准中，</text:span><text:span text:style-name="T11">STL</text:span><text:span text:style-name="T9">被组织为下面的</text:span><text:span text:style-name="T11">13</text:span><text:span text:style-name="T9">个头文件：</text:span><text:span text:style-name="T11">&lt;algorithm&gt;</text:span><text:span text:style-name="T9">、</text:span><text:span text:style-name="T11">&lt;deque&gt;</text:span><text:span text:style-name="T9">、</text:span><text:span text:style-name="T11">&lt;functional&gt;</text:span><text:span text:style-name="T9">、</text:span><text:span text:style-name="T11">&lt;iterator&gt;</text:span><text:span text:style-name="T9">、</text:span><text:span text:style-name="T11">&lt;vector&gt;</text:span><text:span text:style-name="T9">、</text:span><text:span text:style-name="T11"><text:line-break/>&lt;list&gt;</text:span><text:span text:style-name="T9">、</text:span><text:span text:style-name="T11">&lt;map&gt;</text:span><text:span text:style-name="T9">、</text:span><text:span text:style-name="T11">&lt;memory&gt;</text:span><text:span text:style-name="T9">、</text:span><text:span text:style-name="T11">&lt;numeric&gt;</text:span><text:span text:style-name="T9">、</text:span><text:span text:style-name="T11">&lt;queue&gt;</text:span><text:span text:style-name="T9">、</text:span><text:span text:style-name="T11">&lt;set&gt;</text:span><text:span text:style-name="T9">、</text:span><text:span text:style-name="T11">&lt;stack&gt; </text:span><text:span text:style-name="T9">和</text:span><text:span text:style-name="T11">&lt;utility&gt;</text:span><text:span text:style-name="T9">。</text:span><text:span text:style-name="T11"><text:line-break/></text:span><text:soft-page-break/><text:span text:style-name="T11">1) </text:span><text:span text:style-name="T9">算法（</text:span><text:span text:style-name="T11">algorithm</text:span><text:span text:style-name="T9">）</text:span><text:span text:style-name="T11"><text:line-break/></text:span><text:span text:style-name="T9">　　</text:span><text:span text:style-name="T11">STL</text:span><text:span text:style-name="T9">提供了大约</text:span><text:span text:style-name="T11">100</text:span><text:span text:style-name="T9">个实现算法的模版函数，算法部分主要由头文件</text:span><text:span text:style-name="T11">&lt;algorithm&gt;</text:span><text:span text:style-name="T9">，</text:span><text:span text:style-name="T11">&lt;numeric&gt; </text:span><text:span text:style-name="T9">和</text:span><text:span text:style-name="T11">&lt;functional&gt;</text:span><text:span text:style-name="T9">组成。</text:span><text:span text:style-name="T11"><text:line-break/></text:span><text:span text:style-name="T9">　　</text:span><text:span text:style-name="T11">&lt;algorithm&gt;</text:span><text:span text:style-name="T9">是所有</text:span><text:span text:style-name="T11">STL</text:span><text:span text:style-name="T9">头文件中最大的一个，它是由一大堆模板函数组成的，其中常用到的功能范围涉及到比较、</text:span><text:span text:style-name="T11"><text:line-break/></text:span><text:span text:style-name="T9">交换、查找、遍历操作、复制、修改、移除、反转、排序、合并等等。</text:span><text:span text:style-name="T11"><text:line-break/></text:span><text:span text:style-name="T9">　　</text:span><text:span text:style-name="T11">&lt;numeric&gt;</text:span><text:span text:style-name="T9">体积很小，只包括一些简单数学运算的模板函数。</text:span><text:span text:style-name="T11"><text:line-break/></text:span><text:span text:style-name="T9">　　</text:span><text:span text:style-name="T11">&lt;functional&gt;</text:span><text:span text:style-name="T9">中则定义了一些模板类，用以声明函数对象。</text:span><text:span text:style-name="T11"><text:line-break/>2)  </text:span><text:span text:style-name="T9">容器（</text:span><text:span text:style-name="T11">container</text:span><text:span text:style-name="T9">）（又称集合</text:span><text:span text:style-name="T11">collection</text:span><text:span text:style-name="T9">）</text:span><text:span text:style-name="T11"><text:line-break/></text:span><text:span text:style-name="T9">　　在实际的开发过程中，数据结构本身的重要性不会逊于操作于数据结构的算法的重要性，当程序中存在着对时间要</text:span><text:span text:style-name="T11"><text:line-break/></text:span><text:span text:style-name="T9">求很高的部分时，数据结构的选择就显得更加重要。</text:span><text:span text:style-name="T11"><text:line-break/></text:span><text:span text:style-name="T9">　　通过设置一些模版类，</text:span><text:span text:style-name="T11">STL</text:span><text:span text:style-name="T9">容器对最常用的数据结构提供了支持，这些模板的参数允许指定容器中元素的数据类</text:span><text:span text:style-name="T11"><text:line-break/></text:span><text:span text:style-name="T9">型，可以将许多重复而乏味的工作简化。</text:span><text:span text:style-name="T11"><text:line-break/></text:span><text:span text:style-name="T9">如下表：</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数据结构</text:p>
              </table:table-cell>
              <table:table-cell table:style-name="Table1.B1" office:value-type="string">
                <text:p text:style-name="P9"> </text:p>
              </table:table-cell>
              <table:table-cell table:style-name="Table1.A1" office:value-type="string">
                <text:p text:style-name="P8">实现头文件</text:p>
              </table:table-cell>
            </table:table-row>
            <table:table-row table:style-name="Table1.2">
              <table:table-cell table:style-name="Table1.A1" office:value-type="string">
                <text:p text:style-name="P9"><text:span text:style-name="T5">向量</text:span><text:span text:style-name="T2">(vector)</text:span></text:p>
              </table:table-cell>
              <table:table-cell table:style-name="Table1.B2" office:value-type="string">
                <text:p text:style-name="P8">顺序性容器</text:p>
              </table:table-cell>
              <table:table-cell table:style-name="Table1.A1" office:value-type="string">
                <text:p text:style-name="P10">&lt;vector&gt;</text:p>
              </table:table-cell>
            </table:table-row>
            <table:table-row table:style-name="Table1.1">
              <table:table-cell table:style-name="Table1.A1" office:value-type="string">
                <text:p text:style-name="P9"><text:span text:style-name="T5">列表</text:span><text:span text:style-name="T2">(list)</text:span></text:p>
              </table:table-cell>
              <table:table-cell table:style-name="Table1.B3" office:value-type="string">
                <text:p text:style-name="P8">顺序性容器</text:p>
              </table:table-cell>
              <table:table-cell table:style-name="Table1.A1" office:value-type="string">
                <text:p text:style-name="P10">&lt;list&gt;</text:p>
              </table:table-cell>
            </table:table-row>
            <table:table-row table:style-name="Table1.2">
              <table:table-cell table:style-name="Table1.A1" office:value-type="string">
                <text:p text:style-name="P9"><text:span text:style-name="T5">双队列</text:span><text:span text:style-name="T2">(deque)</text:span></text:p>
              </table:table-cell>
              <table:table-cell table:style-name="Table1.B4" office:value-type="string">
                <text:p text:style-name="P8">顺序性容器</text:p>
              </table:table-cell>
              <table:table-cell table:style-name="Table1.A1" office:value-type="string">
                <text:p text:style-name="P10">&lt;deque&gt;</text:p>
              </table:table-cell>
            </table:table-row>
            <table:table-row table:style-name="Table1.1">
              <table:table-cell table:style-name="Table1.A1" office:value-type="string">
                <text:p text:style-name="P9"><text:span text:style-name="T5">集合</text:span><text:span text:style-name="T2">(set)</text:span></text:p>
              </table:table-cell>
              <table:table-cell table:style-name="Table1.B5" office:value-type="string">
                <text:p text:style-name="P8">关联容器</text:p>
              </table:table-cell>
              <table:table-cell table:style-name="Table1.A1" office:value-type="string">
                <text:p text:style-name="P10">&lt;set&gt;</text:p>
              </table:table-cell>
            </table:table-row>
            <table:table-row table:style-name="Table1.2">
              <table:table-cell table:style-name="Table1.A1" office:value-type="string">
                <text:p text:style-name="P9"><text:span text:style-name="T5">多重集合</text:span><text:span text:style-name="T2">(multiset)</text:span></text:p>
              </table:table-cell>
              <table:table-cell table:style-name="Table1.B6" office:value-type="string">
                <text:p text:style-name="P8">关联容器</text:p>
              </table:table-cell>
              <table:table-cell table:style-name="Table1.A1" office:value-type="string">
                <text:p text:style-name="P10">&lt;set&gt;</text:p>
              </table:table-cell>
            </table:table-row>
            <table:table-row table:style-name="Table1.1">
              <table:table-cell table:style-name="Table1.A1" office:value-type="string">
                <text:p text:style-name="P9"><text:span text:style-name="T5">栈</text:span><text:span text:style-name="T2">(stack)</text:span></text:p>
              </table:table-cell>
              <table:table-cell table:style-name="Table1.B7" office:value-type="string">
                <text:p text:style-name="P8">容器适配器</text:p>
              </table:table-cell>
              <table:table-cell table:style-name="Table1.A1" office:value-type="string">
                <text:p text:style-name="P10">&lt;stack&gt;</text:p>
              </table:table-cell>
            </table:table-row>
            <table:table-row table:style-name="Table1.2">
              <table:table-cell table:style-name="Table1.A1" office:value-type="string">
                <text:p text:style-name="P9"><text:span text:style-name="T5">队列</text:span><text:span text:style-name="T2">(queue)</text:span></text:p>
              </table:table-cell>
              <table:table-cell table:style-name="Table1.B8" office:value-type="string">
                <text:p text:style-name="P8">容器适配器</text:p>
              </table:table-cell>
              <table:table-cell table:style-name="Table1.A1" office:value-type="string">
                <text:p text:style-name="P10">&lt;queue&gt;</text:p>
              </table:table-cell>
            </table:table-row>
            <table:table-row table:style-name="Table1.1">
              <table:table-cell table:style-name="Table1.A1" office:value-type="string">
                <text:p text:style-name="P9"><text:span text:style-name="T5">优先队列</text:span><text:span text:style-name="T2">(priority_queue)</text:span></text:p>
              </table:table-cell>
              <table:table-cell table:style-name="Table1.B9" office:value-type="string">
                <text:p text:style-name="P8">容器适配器</text:p>
              </table:table-cell>
              <table:table-cell table:style-name="Table1.A1" office:value-type="string">
                <text:p text:style-name="P10">&lt;queue&gt;</text:p>
              </table:table-cell>
            </table:table-row>
            <table:table-row table:style-name="Table1.2">
              <table:table-cell table:style-name="Table1.A1" office:value-type="string">
                <text:p text:style-name="P9"><text:span text:style-name="T5">映射</text:span><text:span text:style-name="T2">(map)</text:span></text:p>
              </table:table-cell>
              <table:table-cell table:style-name="Table1.B10" office:value-type="string">
                <text:p text:style-name="P8">关联容器</text:p>
              </table:table-cell>
              <table:table-cell table:style-name="Table1.A1" office:value-type="string">
                <text:p text:style-name="P10">&lt;map&gt;</text:p>
              </table:table-cell>
            </table:table-row>
            <table:table-row table:style-name="Table1.1">
              <table:table-cell table:style-name="Table1.A1" office:value-type="string">
                <text:p text:style-name="P9"><text:span text:style-name="T5">多重映射</text:span><text:span text:style-name="T2">(multimap)</text:span></text:p>
              </table:table-cell>
              <table:table-cell table:style-name="Table1.B11" office:value-type="string">
                <text:p text:style-name="P8">关联容器</text:p>
              </table:table-cell>
              <table:table-cell table:style-name="Table1.A1" office:value-type="string">
                <text:p text:style-name="P10">&lt;map&gt;</text:p>
              </table:table-cell>
            </table:table-row>
          </table:table>
          <text:p text:style-name="P3"><text:span text:style-name="T3"><text:line-break/>3)</text:span><text:span text:style-name="T6">迭代器（</text:span><text:span text:style-name="T3">iterator</text:span><text:span text:style-name="T6">）</text:span><text:span text:style-name="T3"><text:line-break/></text:span><text:span text:style-name="T6">　　迭代器是一种允许程序员检查容器内元素，并实现元素遍历的数据类型。</text:span><text:span text:style-name="T3">C++</text:span><text:span text:style-name="T6">标准库为每一种标准容器定义了一种迭代器类型。迭代器类型提供了比下标操作更一般化的方法：所有的标准库容器都定义了相应的迭代器类型，而只有少数的容器（比如数组）支持下标操作。</text:span><text:soft-page-break/><text:span text:style-name="T6">因为迭代器对所有的容器都适用，现代</text:span><text:span text:style-name="T3">C++</text:span><text:span text:style-name="T6">程序更倾向于使用迭代器而不是下标操作访问容器元素。</text:span><text:span text:style-name="T3"><text:line-break/></text:span><text:span text:style-name="T6">　　迭代器从作用上来说是</text:span><text:span text:style-name="T3">STL</text:span><text:span text:style-name="T6">最基本的部分，迭代器在</text:span><text:span text:style-name="T3">STL</text:span><text:span text:style-name="T6">中用来将算法和容器联系起来，起着一种黏和剂的作用。几乎</text:span><text:span text:style-name="T3">STL</text:span><text:span text:style-name="T6">提供的所有算法都是通过迭代器存取元素序列进行工作的，每一个容器都定义了其本身所专有的迭代器，用以存取容器中的元素。</text:span><text:span text:style-name="T3"><text:line-break/></text:span><text:span text:style-name="T6">　　迭代器部分主要由头文件</text:span><text:span text:style-name="T3">&lt;utility&gt;,&lt;iterator&gt; </text:span><text:span text:style-name="T6">和</text:span><text:span text:style-name="T3">&lt;memory&gt;</text:span><text:span text:style-name="T6">组成。</text:span><text:span text:style-name="T3">&lt;utility&gt;</text:span><text:span text:style-name="T6">是一个很小的头文件，它包括了贯穿使用在</text:span><text:span text:style-name="T3">STL</text:span><text:span text:style-name="T6">中的几个模板的声明，</text:span><text:span text:style-name="T3">&lt;iterator&gt;</text:span><text:span text:style-name="T6">中提供了迭代器使用的许多方法， </text:span><text:span text:style-name="T3">&lt;memory&gt;</text:span><text:span text:style-name="T6">为容器中的元素分配存储空间，同时也为某些算法执行期间产生的临时对象提供机制</text:span><text:span text:style-name="T3">,&lt;memory&gt;</text:span><text:span text:style-name="T6">中的主要部分是模板类</text:span><text:span text:style-name="T3">allocator</text:span><text:span text:style-name="T6">，它负责产生所有容器中的默认分配器。</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0:10:52.736486563</meta:creation-date>
    <dc:date>2019-08-29T10:11:55.728246863</dc:date>
    <meta:editing-duration>PT1M3S</meta:editing-duration>
    <meta:editing-cycles>1</meta:editing-cycles>
    <meta:document-statistic meta:table-count="1" meta:image-count="0" meta:object-count="0" meta:page-count="6" meta:paragraph-count="47" meta:word-count="2545" meta:character-count="4331" meta:non-whitespace-character-count="3897"/>
    <meta:generator>LibreOffice/5.1.6.2$Linux_X86_64 LibreOffice_project/10m0$Build-2</meta:generator>
  </office:meta>
</office:document-meta>
</file>